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 style:master-page-name="Standard">
      <style:table-properties style:width="17.14cm" fo:margin-left="-0.217cm" style:page-number="0" table:align="left" style:writing-mode="lr-tb"/>
    </style:style>
    <style:style style:name="Таблица1.A" style:family="table-column">
      <style:table-column-properties style:column-width="0.441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0.501cm"/>
    </style:style>
    <style:style style:name="Таблица1.D" style:family="table-column">
      <style:table-column-properties style:column-width="1.499cm"/>
    </style:style>
    <style:style style:name="Таблица1.E" style:family="table-column">
      <style:table-column-properties style:column-width="3cm"/>
    </style:style>
    <style:style style:name="Таблица1.F" style:family="table-column">
      <style:table-column-properties style:column-width="0.25cm"/>
    </style:style>
    <style:style style:name="Таблица1.G" style:family="table-column">
      <style:table-column-properties style:column-width="0.75cm"/>
    </style:style>
    <style:style style:name="Таблица1.H" style:family="table-column">
      <style:table-column-properties style:column-width="0.111cm"/>
    </style:style>
    <style:style style:name="Таблица1.I" style:family="table-column">
      <style:table-column-properties style:column-width="0.139cm"/>
    </style:style>
    <style:style style:name="Таблица1.J" style:family="table-column">
      <style:table-column-properties style:column-width="0.499cm"/>
    </style:style>
    <style:style style:name="Таблица1.L" style:family="table-column">
      <style:table-column-properties style:column-width="1cm"/>
    </style:style>
    <style:style style:name="Таблица1.O" style:family="table-column">
      <style:table-column-properties style:column-width="4.223cm"/>
    </style:style>
    <style:style style:name="Таблица1.P" style:family="table-column">
      <style:table-column-properties style:column-width="0.47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none" style:writing-mode="lr-tb"/>
    </style:style>
    <style:style style:name="Таблица1.N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18cm solid #000000" style:writing-mode="lr-tb"/>
    </style:style>
    <style:style style:name="Таблица1.P1" style:family="table-cell">
      <style:table-cell-properties style:vertical-align="top" fo:padding-left="0.191cm" fo:padding-right="0.191cm" fo:padding-top="0cm" fo:padding-bottom="0cm" fo:border-left="none" fo:border-right="0.035cm solid #000000" fo:border-top="0.035cm solid #000000" fo:border-bottom="none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1.J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1.P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none" style:writing-mode="lr-tb"/>
    </style:style>
    <style:style style:name="Таблица1.C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C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Таблица1.P4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none" style:writing-mode="lr-tb"/>
    </style:style>
    <style:style style:name="Таблица1.B1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 style:writing-mode="lr-tb"/>
    </style:style>
    <style:style style:name="Таблица1.B17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35cm solid #000000" style:writing-mode="lr-tb"/>
    </style:style>
    <style:style style:name="Таблица1.A26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Таблица1.P26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35cm solid #000000" style:writing-mode="lr-tb"/>
    </style:style>
    <style:style style:name="Таблица1.B50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Таблица1.B56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35cm solid #000000" style:writing-mode="lr-tb"/>
    </style:style>
    <style:style style:name="Таблица1.B59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Heading_20_6">
      <style:paragraph-properties fo:margin-top="0.212cm" fo:margin-bottom="0cm" fo:text-align="center" style:justify-single-word="false" style:snap-to-layout-grid="false"/>
      <style:text-properties fo:letter-spacing="-0.042cm"/>
    </style:style>
    <style:style style:name="P2" style:family="paragraph" style:parent-style-name="Heading_20_4">
      <style:paragraph-properties style:snap-to-layout-grid="false"/>
    </style:style>
    <style:style style:name="P3" style:family="paragraph" style:parent-style-name="Heading_20_3">
      <style:paragraph-properties fo:margin-top="0.212cm" fo:margin-bottom="0cm" fo:text-align="center" style:justify-single-word="false" style:snap-to-layout-grid="false"/>
      <style:text-properties fo:font-size="13pt" fo:letter-spacing="-0.035cm" fo:font-weight="bold" style:font-size-asian="13pt" style:font-weight-asian="bold"/>
    </style:style>
    <style:style style:name="P4" style:family="paragraph" style:parent-style-name="Heading_20_3">
      <style:paragraph-properties fo:margin-top="0.106cm" fo:margin-bottom="0cm" fo:text-align="center" style:justify-single-word="false" style:snap-to-layout-grid="false"/>
      <style:text-properties fo:font-size="13pt" fo:letter-spacing="-0.035cm" fo:font-weight="bold" style:font-size-asian="13pt" style:font-weight-asian="bold"/>
    </style:style>
    <style:style style:name="P5" style:family="paragraph" style:parent-style-name="Heading_20_2">
      <style:paragraph-properties style:snap-to-layout-grid="false"/>
      <style:text-properties fo:letter-spacing="-0.035cm"/>
    </style:style>
    <style:style style:name="P6" style:family="paragraph" style:parent-style-name="Heading_20_2">
      <style:paragraph-properties fo:margin-top="0.106cm" fo:margin-bottom="0cm" style:snap-to-layout-grid="false"/>
    </style:style>
    <style:style style:name="P7" style:family="paragraph" style:parent-style-name="Heading_20_1">
      <style:paragraph-properties fo:margin-top="0cm" fo:margin-bottom="0.106cm" style:snap-to-layout-grid="false"/>
      <style:text-properties fo:font-size="13pt" style:font-size-asian="13pt"/>
    </style:style>
    <style:style style:name="P8" style:family="paragraph" style:parent-style-name="Text_20_body">
      <style:paragraph-properties fo:margin-top="0.106cm" fo:margin-bottom="0cm" style:snap-to-layout-grid="false"/>
    </style:style>
    <style:style style:name="P9" style:family="paragraph" style:parent-style-name="Text_20_body">
      <style:paragraph-properties fo:margin-top="0.106cm" fo:margin-bottom="0cm" style:snap-to-layout-grid="false"/>
      <style:text-properties fo:letter-spacing="-0.035cm"/>
    </style:style>
    <style:style style:name="P10" style:family="paragraph" style:parent-style-name="Text_20_body">
      <style:paragraph-properties fo:margin-left="0.31cm" fo:margin-right="0cm" fo:margin-top="0.106cm" fo:margin-bottom="0cm" fo:text-indent="-0.31cm" style:auto-text-indent="fals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style:snap-to-layout-grid="false"/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end" style:justify-single-word="false" style:snap-to-layout-grid="false"/>
    </style:style>
    <style:style style:name="P17" style:family="paragraph" style:parent-style-name="Standard">
      <style:paragraph-properties fo:text-align="end" style:justify-single-word="false" style:snap-to-layout-grid="false"/>
      <style:text-properties fo:letter-spacing="-0.035cm" fo:font-weight="bold" style:font-weight-asian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fo:letter-spacing="-0.035cm"/>
    </style:style>
    <style:style style:name="P19" style:family="paragraph" style:parent-style-name="Standard">
      <style:text-properties fo:font-size="8pt" style:font-size-asian="8pt"/>
    </style:style>
    <style:style style:name="P20" style:family="paragraph" style:parent-style-name="Standard">
      <style:paragraph-properties style:snap-to-layout-grid="false"/>
      <style:text-properties fo:font-size="8pt" style:font-size-asian="8pt"/>
    </style:style>
    <style:style style:name="P21" style:family="paragraph" style:parent-style-name="Standard">
      <style:paragraph-properties fo:text-align="end" style:justify-single-word="false" style:snap-to-layout-grid="false"/>
      <style:text-properties fo:font-size="8pt" style:font-size-asian="8pt"/>
    </style:style>
    <style:style style:name="P22" style:family="paragraph" style:parent-style-name="Standard">
      <style:paragraph-properties style:snap-to-layout-grid="false"/>
      <style:text-properties fo:font-size="8pt" fo:letter-spacing="-0.035cm" style:font-size-asian="8pt"/>
    </style:style>
    <style:style style:name="P23" style:family="paragraph" style:parent-style-name="Standard">
      <style:paragraph-properties fo:text-align="justify" style:justify-single-word="false" style:snap-to-layout-grid="false"/>
    </style:style>
    <style:style style:name="P24" style:family="paragraph" style:parent-style-name="Standard">
      <style:text-properties style:font-name="Courier New" fo:font-size="12pt" style:font-size-asian="12pt"/>
    </style:style>
    <style:style style:name="P25" style:family="paragraph" style:parent-style-name="Standard">
      <style:text-properties style:font-name="Courier New" fo:font-size="12pt" style:font-size-asian="12pt" style:font-name-complex="Courier New"/>
    </style:style>
    <style:style style:name="P26" style:family="paragraph" style:parent-style-name="Standard">
      <style:paragraph-properties style:snap-to-layout-grid="false"/>
      <style:text-properties style:font-name="Courier New" fo:font-size="12pt" style:font-size-asian="12pt" style:font-name-complex="Courier New"/>
    </style:style>
    <style:style style:name="P27" style:family="paragraph" style:parent-style-name="Standard">
      <style:paragraph-properties fo:text-align="center" style:justify-single-word="false"/>
      <style:text-properties style:font-name="Courier New" fo:font-size="12pt" style:font-size-asian="12pt"/>
    </style:style>
    <style:style style:name="P28" style:family="paragraph" style:parent-style-name="Standard">
      <style:text-properties style:font-name="Courier New" fo:font-size="12pt" fo:language="en" fo:country="US" style:font-size-asian="12pt"/>
    </style:style>
    <style:style style:name="P29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30" style:family="paragraph" style:parent-style-name="Standard">
      <style:text-properties fo:language="en" fo:country="US"/>
    </style:style>
    <style:style style:name="P31" style:family="paragraph" style:parent-style-name="Standard">
      <style:paragraph-properties style:snap-to-layout-grid="false"/>
      <style:text-properties fo:language="en" fo:country="US"/>
    </style:style>
    <style:style style:name="P32" style:family="paragraph" style:parent-style-name="Standard">
      <style:paragraph-properties fo:margin-top="0.106cm" fo:margin-bottom="0cm" style:snap-to-layout-grid="false"/>
    </style:style>
    <style:style style:name="P33" style:family="paragraph" style:parent-style-name="Standard">
      <style:paragraph-properties fo:margin-top="0.106cm" fo:margin-bottom="0cm" fo:text-align="center" style:justify-single-word="false" style:snap-to-layout-grid="false"/>
      <style:text-properties fo:font-size="8pt" style:font-size-asian="8pt"/>
    </style:style>
    <style:style style:name="P34" style:family="paragraph" style:parent-style-name="Standard">
      <style:paragraph-properties fo:margin-top="0.106cm" fo:margin-bottom="0cm" style:snap-to-layout-grid="false"/>
      <style:text-properties fo:letter-spacing="-0.035cm" fo:font-weight="bold" style:font-weight-asian="bold"/>
    </style:style>
    <style:style style:name="P35" style:family="paragraph" style:parent-style-name="Standard">
      <style:paragraph-properties fo:margin-top="0.106cm" fo:margin-bottom="0cm" fo:text-align="justify" style:justify-single-word="false" style:snap-to-layout-grid="false"/>
    </style:style>
    <style:style style:name="P36" style:family="paragraph" style:parent-style-name="Standard">
      <style:paragraph-properties fo:margin-top="0.106cm" fo:margin-bottom="0cm" style:snap-to-layout-grid="false"/>
      <style:text-properties style:font-name="Courier New" fo:font-size="12pt" style:font-size-asian="12pt"/>
    </style:style>
    <style:style style:name="P37" style:family="paragraph" style:parent-style-name="Standard">
      <style:paragraph-properties fo:margin-top="0.106cm" fo:margin-bottom="0cm" style:snap-to-layout-grid="false"/>
      <style:text-properties style:font-name="Courier New" fo:font-size="12pt" style:font-size-asian="12pt" style:font-name-complex="Courier New"/>
    </style:style>
    <style:style style:name="P38" style:family="paragraph" style:parent-style-name="Standard">
      <style:paragraph-properties fo:margin-left="0.561cm" fo:margin-right="0cm" fo:margin-top="0.212cm" fo:margin-bottom="0.035cm" fo:text-indent="0cm" style:auto-text-indent="false" style:snap-to-layout-grid="false"/>
    </style:style>
    <style:style style:name="P39" style:family="paragraph" style:parent-style-name="Standard">
      <style:paragraph-properties fo:margin-top="0cm" fo:margin-bottom="0.035cm"/>
    </style:style>
    <style:style style:name="P40" style:family="paragraph" style:parent-style-name="Standard">
      <style:paragraph-properties fo:margin-top="0.106cm" fo:margin-bottom="0.106cm"/>
    </style:style>
    <style:style style:name="P41" style:family="paragraph" style:parent-style-name="Standard">
      <style:paragraph-properties fo:margin-top="0.106cm" fo:margin-bottom="0.106cm" style:snap-to-layout-grid="false"/>
    </style:style>
    <style:style style:name="P42" style:family="paragraph" style:parent-style-name="Standard">
      <style:paragraph-properties fo:margin-top="0.318cm" fo:margin-bottom="0.106cm" style:snap-to-layout-grid="false"/>
    </style:style>
    <style:style style:name="P43" style:family="paragraph" style:parent-style-name="Standard">
      <style:paragraph-properties fo:margin-top="0.106cm" fo:margin-bottom="0.035cm" style:snap-to-layout-grid="false"/>
    </style:style>
    <style:style style:name="P44" style:family="paragraph" style:parent-style-name="Standard">
      <style:paragraph-properties fo:margin-top="0.212cm" fo:margin-bottom="0cm" style:snap-to-layout-grid="false"/>
    </style:style>
    <style:style style:name="P45" style:family="paragraph" style:parent-style-name="Standard">
      <style:paragraph-properties fo:margin-left="0cm" fo:margin-right="0cm" fo:text-indent="2.351cm" style:auto-text-indent="false" style:snap-to-layout-grid="false"/>
      <style:text-properties fo:font-size="8pt" style:font-size-asian="8pt"/>
    </style:style>
    <style:style style:name="P46" style:family="paragraph" style:parent-style-name="Standard">
      <style:paragraph-properties fo:margin-left="0cm" fo:margin-right="0cm" fo:text-indent="0.559cm" style:auto-text-indent="false" style:snap-to-layout-grid="false"/>
    </style:style>
    <style:style style:name="P47" style:family="paragraph" style:parent-style-name="Standard">
      <style:paragraph-properties fo:margin-left="0cm" fo:margin-right="0cm" fo:text-indent="0.448cm" style:auto-text-indent="false" style:snap-to-layout-grid="false"/>
    </style:style>
    <style:style style:name="P48" style:family="paragraph" style:parent-style-name="Standard">
      <style:paragraph-properties fo:margin-left="0cm" fo:margin-right="0cm" fo:text-indent="1.311cm" style:auto-text-indent="false" style:snap-to-layout-grid="false"/>
    </style:style>
    <style:style style:name="P49" style:family="paragraph" style:parent-style-name="Standard">
      <style:paragraph-properties fo:margin-left="0cm" fo:margin-right="0cm" fo:text-indent="0.561cm" style:auto-text-indent="false" style:snap-to-layout-grid="false"/>
    </style:style>
    <style:style style:name="P50" style:family="paragraph" style:parent-style-name="Standard">
      <style:paragraph-properties fo:margin-top="0cm" fo:margin-bottom="0.106cm" style:snap-to-layout-grid="false"/>
    </style:style>
    <style:style style:name="P51" style:family="paragraph" style:parent-style-name="Standard">
      <style:paragraph-properties fo:margin-top="0.212cm" fo:margin-bottom="0.106cm" style:snap-to-layout-grid="false"/>
    </style:style>
    <style:style style:name="P52" style:family="paragraph" style:parent-style-name="Standard">
      <style:paragraph-properties fo:margin-top="0cm" fo:margin-bottom="0.071cm" style:snap-to-layout-grid="false"/>
    </style:style>
    <style:style style:name="P53" style:family="paragraph" style:parent-style-name="Standard">
      <style:paragraph-properties fo:margin-top="0.106cm" fo:margin-bottom="0.071cm"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letter-spacing="-0.035cm"/>
    </style:style>
    <style:style style:name="T5" style:family="text">
      <style:text-properties fo:letter-spacing="-0.035cm" fo:font-weight="bold" style:font-weight-asian="bold"/>
    </style:style>
    <style:style style:name="T6" style:family="text">
      <style:text-properties style:font-name="Lucida Sans Unicode" fo:font-size="14pt" style:font-size-asian="14pt"/>
    </style:style>
    <style:style style:name="T7" style:family="text">
      <style:text-properties fo:font-size="11pt" fo:font-weight="bold" style:font-size-asian="11pt" style:font-weight-asian="bold"/>
    </style:style>
    <style:style style:name="T8" style:family="text">
      <style:text-properties fo:font-size="11pt" fo:letter-spacing="-0.035cm" style:font-size-asian="11pt"/>
    </style:style>
    <style:style style:name="T9" style:family="text">
      <style:text-properties fo:font-size="11pt" fo:letter-spacing="-0.035cm" fo:font-weight="bold" style:font-size-asian="11pt" style:font-weight-asian="bold"/>
    </style:style>
    <style:style style:name="T10" style:family="text">
      <style:text-properties fo:font-size="11pt" style:font-size-asian="11pt"/>
    </style:style>
    <style:style style:name="T11" style:family="text">
      <style:text-properties fo:font-size="8pt" style:font-size-asian="8pt"/>
    </style:style>
    <style:style style:name="T12" style:family="text">
      <style:text-properties fo:font-size="8pt" fo:font-weight="bold" style:font-size-asian="8pt" style:font-weight-asian="bold"/>
    </style:style>
    <style:style style:name="T13" style:family="text">
      <style:text-properties fo:font-size="8pt" fo:language="en" fo:country="US" style:font-size-asian="8pt"/>
    </style:style>
    <style:style style:name="T14" style:family="text">
      <style:text-properties fo:font-size="16pt" style:font-size-asian="16pt"/>
    </style:style>
    <style:style style:name="T15" style:family="text">
      <style:text-properties style:font-name="Arial1" fo:font-size="16pt" style:font-size-asian="16pt"/>
    </style:style>
    <style:style style:name="T16" style:family="text">
      <style:text-properties style:font-name="Arial1" fo:font-size="11pt" style:font-size-asian="11pt"/>
    </style:style>
    <style:style style:name="T17" style:family="text">
      <style:text-properties style:font-name="Arial1" fo:font-size="11pt" fo:font-weight="bold" style:font-size-asian="11pt" style:font-weight-asian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2pt" fo:letter-spacing="-0.035cm" style:text-underline-style="solid" style:text-underline-width="auto" style:text-underline-color="font-color" style:font-size-asian="12pt"/>
    </style:style>
    <style:style style:name="T20" style:family="text">
      <style:text-properties fo:font-size="12pt" style:text-underline-style="solid" style:text-underline-width="auto" style:text-underline-color="font-color" style:font-size-asian="12pt"/>
    </style:style>
    <style:style style:name="T21" style:family="text">
      <style:text-properties fo:font-size="12pt" style:font-size-asian="12pt"/>
    </style:style>
    <style:style style:name="T22" style:family="text">
      <style:text-properties fo:font-size="9pt" fo:letter-spacing="-0.035cm" fo:font-weight="bold" style:font-size-asian="9pt" style:font-weight-asian="bold"/>
    </style:style>
    <style:style style:name="T23" style:family="text">
      <style:text-properties fo:font-size="9pt" style:font-size-asian="9pt"/>
    </style:style>
    <style:style style:name="T24" style:family="text">
      <style:text-properties fo:font-size="9pt" fo:font-weight="bold" style:font-size-asian="9pt" style:font-weight-asian="bold"/>
    </style:style>
    <style:style style:name="T25" style:family="text">
      <style:text-properties style:font-name="Courier New" fo:font-size="12pt" fo:letter-spacing="-0.035cm" fo:font-weight="normal" style:font-size-asian="12pt" style:font-weight-asian="normal"/>
    </style:style>
    <style:style style:name="T26" style:family="text">
      <style:text-properties style:font-name="Courier New" fo:font-size="12pt" style:text-underline-style="solid" style:text-underline-width="auto" style:text-underline-color="font-color" style:font-size-asian="12pt"/>
    </style:style>
    <style:style style:name="T27" style:family="text">
      <style:text-properties style:font-name="Courier New" fo:font-size="12pt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F"/>
        <table:table-column table:style-name="Таблица1.L" table:number-columns-repeated="3"/>
        <table:table-column table:style-name="Таблица1.O"/>
        <table:table-column table:style-name="Таблица1.P"/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B1" table:number-columns-spanned="12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1" table:number-columns-spanned="2" office:value-type="string">
            <text:h text:style-name="P7" text:outline-level="1">Форма РП</text:h>
          </table:table-cell>
          <table:covered-table-cell/>
          <table:table-cell table:style-name="Таблица1.P1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office:value-type="string">
            <text:p text:style-name="P14">№</text:p>
          </table:table-cell>
          <table:table-cell table:style-name="Таблица1.C2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table:number-columns-spanned="4" office:value-type="string">
            <text:p text:style-name="P12"><text:span text:style-name="T2">№</text:span><text:span text:style-name="T1"> </text:span><text:span text:style-name="T5">Регистра-</text:span></text:p>
          </table:table-cell>
          <table:covered-table-cell/>
          <table:covered-table-cell/>
          <table:covered-table-cell/>
          <table:table-cell table:style-name="Таблица1.C2" table:number-columns-spanned="2" office:value-type="string">
            <text:p text:style-name="P11"/>
          </table:table-cell>
          <table:covered-table-cell/>
          <table:table-cell table:style-name="Таблица1.P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office:value-type="string">
            <text:h text:style-name="P5" text:outline-level="2">Входящий</text:h>
            <text:p text:style-name="Standard"/>
          </table:table-cell>
          <table:table-cell table:style-name="Таблица1.C3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table:number-columns-spanned="4" office:value-type="string">
            <text:p text:style-name="P17">ционный </text:p>
            <text:p text:style-name="P15"/>
          </table:table-cell>
          <table:covered-table-cell/>
          <table:covered-table-cell/>
          <table:covered-table-cell/>
          <table:table-cell table:style-name="Таблица1.C3" table:number-columns-spanned="2" office:value-type="string">
            <text:p text:style-name="P11"/>
          </table:table-cell>
          <table:covered-table-cell/>
          <table:table-cell table:style-name="Таблица1.P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32"/>
          </table:table-cell>
          <table:table-cell table:style-name="Таблица1.B2" office:value-type="string">
            <text:p text:style-name="P32"/>
          </table:table-cell>
          <table:table-cell table:style-name="Таблица1.C4" table:number-columns-spanned="7" office:value-type="string">
            <text:p text:style-name="P32"><text:s text:c="2"/><text:span text:style-name="T1">от ______ <text:s/>______ <text:s/>________ г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Таблица1.C4" table:number-columns-spanned="2" office:value-type="string">
            <text:p text:style-name="P32"><text:s text:c="2"/><text:span text:style-name="T1">от ______ <text:s/>______ <text:s/>________ г.</text:span></text:p>
          </table:table-cell>
          <table:covered-table-cell/>
          <table:table-cell table:style-name="Таблица1.P4" office:value-type="string">
            <text:p text:style-name="P32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14" office:value-type="string">
            <text:h text:style-name="P3" text:outline-level="3">В ФЕДЕРАЛЬНЫЙ ОРГАН ИСПОЛНИТЕЛЬНОЙ ВЛАСТ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14" office:value-type="string">
            <text:h text:style-name="P4" text:outline-level="3">ПО ИНТЕЛЛЕКТУАЛЬНОЙ СОБСТВЕННОСТ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14" office:value-type="string">
            <text:p text:style-name="P33">Бережковская наб., 30, корп. 1, Москва, Г-59, ГСП-5, 12399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14" office:value-type="string">
            <text:h text:style-name="P1" text:outline-level="6">ЗАЯВЛЕНИЕ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14" office:value-type="string">
            <text:p text:style-name="P18">НА <text:s/>ОФИЦИАЛЬНУЮ <text:s/>РЕГИСТРАЦИ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10" office:value-type="string">
            <text:p text:style-name="P16"><text:span text:style-name="T3"><text:s/></text:span><text:span text:style-name="T6">⊠</text:span> <text:span text:style-name="T4">ПРОГРАММЫ <text:s/>ДЛЯ <text:s/>ЭВМ</text:span><text:span text:style-name="T7"> </text:span><text:span text:style-name="T11">ил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4" office:value-type="string">
            <text:p text:style-name="P11"><text:span text:style-name="T6">□</text:span><text:span text:style-name="T15"> </text:span><text:span text:style-name="T4">БАЗЫ <text:s/>ДАННЫХ</text:span><text:span text:style-name="T8"> </text:span><text:span text:style-name="T10"><text:s text:c="5"/></text:span><text:span text:style-name="T11">(отметить [Х])</text:span></text:p>
          </table:table-cell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1" table:number-columns-spanned="14" office:value-type="string">
            <text:p text:style-name="P38">Представляя указанные ниже документы, подтверждаю (ем) отсутствие сведений, составляющих государственную тайну, и прошу (просим) зарегистрировать программу для ЭВМ (базу данных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" table:number-columns-spanned="14" office:value-type="string">
            <text:p text:style-name="P34">1. <text:s/>ПРАВООБЛАДАТЕЛЬ <text:s/>(ЗАЯВИТЕЛЬ (И)):</text:p>
            <text:h text:style-name="Heading_20_4" text:outline-level="4">ОАО "НИЦ СПбЭТУ" </text:h>
            <text:h text:style-name="Heading_20_4" text:outline-level="4">197022, Санкт-Петербург, ул. Профессора Попова, д. 5.</text:h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1" table:number-columns-spanned="13" office:value-type="string">
            <text:p text:style-name="P20">(Полное имя или наименование заявителя(ей) и его (их) местонахождение.</text:p>
            <text:p text:style-name="P19">Данные о местожительстве автора(ов)-заявителя(ей) приводится в п. 9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1" office:value-type="string">
            <text:p text:style-name="P22"/>
            <text:p text:style-name="P39"><text:span text:style-name="T4">(</text:span><text:span text:style-name="T5">Всего <text:s/>заявителей</text:span><text:span text:style-name="T4"> ___</text:span><text:span text:style-name="T19">1</text:span><text:span text:style-name="T4">____)</text:span></text:p>
          </table:table-cell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" table:number-columns-spanned="14" office:value-type="string">
            <text:p text:style-name="P32"><text:span text:style-name="T9">2. <text:s/></text:span><text:span text:style-name="T5">ОСНОВАНИЕ <text:s/>ВОЗНИКНОВЕНИЯ <text:s/>ПРАВ <text:s/>НА <text:s/>РЕГИСТРИРУЕМЫЙ <text:s/>ОБЪЕКТ</text:span><text:span text:style-name="T9">:</text:span><text:span text:style-name="T10"> <text:s text:c="10"/></text:span><text:span text:style-name="T11">(отметить [Х])</text:span></text:p>
            <text:p text:style-name="Standard"><text:span text:style-name="T4"><text:s text:c="4"/></text:span><text:span text:style-name="T11">(заполняется, если заявитель является юридическим лицом или состав заявителей не соответствует составу авторов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5" office:value-type="string">
            <text:p text:style-name="P11"><text:span text:style-name="T6">⊠</text:span><text:span text:style-name="T15"> </text:span><text:span text:style-name="T22">заявитель <text:s/>является <text:s/>работодателем <text:s/>автора</text:span></text:p>
          </table:table-cell>
          <table:covered-table-cell/>
          <table:covered-table-cell/>
          <table:covered-table-cell/>
          <table:covered-table-cell/>
          <table:table-cell table:style-name="Таблица1.B2" table:number-columns-spanned="9" office:value-type="string">
            <text:p text:style-name="P23"><text:span text:style-name="T6">□</text:span><text:span text:style-name="T15"> </text:span><text:span text:style-name="T22">передача <text:s/>прав автором <text:s/>или <text:s/>его <text:s/>правопреемником <text:s/>заявител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1" table:number-columns-spanned="5" office:value-type="string">
            <text:p text:style-name="P11"><text:span text:style-name="T6">□</text:span><text:span text:style-name="T15"> </text:span><text:span text:style-name="T22">передача <text:s/>прав <text:s/>работодателем <text:s/>заявителю</text:span></text:p>
          </table:table-cell>
          <table:covered-table-cell/>
          <table:covered-table-cell/>
          <table:covered-table-cell/>
          <table:covered-table-cell/>
          <table:table-cell table:style-name="Таблица1.B11" table:number-columns-spanned="9" office:value-type="string">
            <text:p text:style-name="P11"><text:span text:style-name="T6">□</text:span><text:span text:style-name="T15"> </text:span><text:span text:style-name="T22">право <text:s text:c="2"/>наследовани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7" table:number-columns-spanned="14" office:value-type="string">
            <text:p text:style-name="P32"><text:span text:style-name="T5">3. <text:s/>НАЗВАНИЕ <text:s/>РЕГИСТРИРУЕМОЙ <text:s/>ПРОГРАММЫ <text:s/>ДЛЯ <text:s/>ЭВМ <text:s/>ИЛИ <text:s/>БАЗЫ <text:s/>ДАННЫХ</text:span><text:span text:style-name="T1">:</text:span></text:p>
            <text:p text:style-name="P25">Модуль нормативно-справочной информации для редактора электронных документов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7" table:number-columns-spanned="14" office:value-type="string">
            <text:p text:style-name="P35"><text:span text:style-name="T5">3А. <text:s/>ПРЕДЫДУЩЕЕ <text:s/>ИЛИ <text:s/>АЛЬТЕРНАТИВНОЕ <text:s/>НАЗВАНИЕ</text:span><text:span text:style-name="T1">:</text:span> <text:s/><text:span text:style-name="T4">(подчеркнуть)</text:span> <text:s text:c="10"/><text:span text:style-name="T11">(в свидетельстве не указывается)</text:span></text:p>
            <text:p text:style-name="P27">нет</text:p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7" table:number-columns-spanned="14" office:value-type="string">
            <text:p text:style-name="P35"><text:span text:style-name="T5">4. <text:s/>НАЗВАНИЕ <text:s/>СОСТАВНОГО <text:s/>ПРОИЗВЕДЕНИЯ</text:span><text:span text:style-name="T7">:</text:span><text:span text:style-name="T10"> <text:s/></text:span><text:span text:style-name="T11">(если регистрируемая программа для ЭВМ или база данных является частью составного произведения)</text:span></text:p>
            <text:p text:style-name="P27">Редактор электронных документов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" table:number-columns-spanned="14" office:value-type="string">
            <text:p text:style-name="P8"><text:span text:style-name="T4">5. <text:s/>СВЕДЕНИЯ <text:s/>О <text:s/>ПРЕДЫДУЩЕЙ <text:s/>РЕГИСТРАЦИИ: <text:s text:c="3"/></text:span><text:span text:style-name="T25">нет</text:span>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1" table:number-columns-spanned="4" office:value-type="string">
            <text:p text:style-name="P41"><text:span text:style-name="T5">Номер <text:s/>предыдущей <text:s/>регистрации</text:span><text:span text:style-name="T4"> _______________</text:span></text:p>
          </table:table-cell>
          <table:covered-table-cell/>
          <table:covered-table-cell/>
          <table:covered-table-cell/>
          <table:table-cell table:style-name="Таблица1.B11" table:number-columns-spanned="10" office:value-type="string">
            <text:p text:style-name="P41"><text:span text:style-name="T5">Дата <text:s/>предыдущей <text:s/>регистрации</text:span><text:span text:style-name="T4"> <text:s/>_____число _____месяц ________год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7" table:number-columns-spanned="14" office:value-type="string">
            <text:p text:style-name="P32"><text:span text:style-name="T5">6. <text:s/>ГОД <text:s text:c="3"/>СОЗДАНИЯ <text:s text:c="3"/>РЕГИСТРИРУЕМОЙ <text:s text:c="3"/>ПРОГРАММЫ <text:s text:c="3"/>ДЛЯ <text:s text:c="3"/>ЭВМ <text:s text:c="3"/>ИЛИ <text:s text:c="3"/>БАЗЫ <text:s text:c="3"/>ДАННЫХ:</text:span> </text:p>
            <text:p text:style-name="P40"><text:s/>_<text:span text:style-name="T20">2007</text:span>__г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" table:number-columns-spanned="14" office:value-type="string">
            <text:p text:style-name="P10">7<text:span text:style-name="T4">. <text:s text:c="2"/>МЕСТО <text:s text:c="3"/>И <text:s text:c="3"/>ДАТА <text:s text:c="3"/>ПЕРВОГО <text:s text:c="3"/>ВЫПУСКА <text:s text:c="3"/>В <text:s text:c="3"/>СВЕТ <text:s text:c="3"/>РЕГИСТРИРУЕМОЙ <text:s text:c="3"/>ПРОГРАММЫ <text:s text:c="3"/>ДЛЯ <text:s text:c="3"/>ЭВМ <text:s text:c="6"/>ИЛИ <text:s text:c="2"/>БАЗЫ <text:s text:c="2"/>ДАННЫХ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1" table:number-columns-spanned="11" office:value-type="string">
            <text:p text:style-name="P42">Страна __<text:span text:style-name="T26">Российская Федерация</text:span>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1" table:number-columns-spanned="3" office:value-type="string">
            <text:p text:style-name="P42">_<text:span text:style-name="T20">08</text:span>_число _<text:span text:style-name="T20">02</text:span>_месяц _<text:span text:style-name="T20">2008</text:span>___год</text:p>
          </table:table-cell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" table:number-columns-spanned="14" office:value-type="string">
            <text:p text:style-name="P9">8. <text:s text:c="2"/>СВЕДЕНИЯ <text:s text:c="2"/>О <text:s text:c="2"/>ПРОИЗВЕДЕНИЯХ, <text:s text:c="2"/>ЯВЛЯЮЩИХСЯ <text:s text:c="2"/>ОБЪЕКТАМИ <text:s text:c="2"/>АВТОРСКОГО <text:s text:c="2"/>ПРАВА: </text:p>
            <text:p text:style-name="P29">(использованных при создании регистрируемой программы для ЭВМ или базы данных)</text:p>
            <text:p text:style-name="Standard"/>
            <text:p text:style-name="P28">нет</text:p>
            <text:p text:style-name="P30"/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31"/>
          </table:table-cell>
        </table:table-row>
        <table:table-row table:style-name="Таблица1.1">
          <table:table-cell table:style-name="Таблица1.A26" office:value-type="string">
            <text:p text:style-name="P31"/>
          </table:table-cell>
          <table:table-cell table:style-name="Таблица1.B11" table:number-columns-spanned="14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26" office:value-type="string">
            <text:p text:style-name="P31"/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31"/>
          </table:table-cell>
          <table:table-cell table:style-name="Таблица1.B17" table:number-columns-spanned="2" office:value-type="string">
            <text:p text:style-name="P13">9. АВТОРЫ:</text:p>
          </table:table-cell>
          <table:covered-table-cell/>
          <table:table-cell table:style-name="Таблица1.B17" table:number-columns-spanned="2" office:value-type="string">
            <text:p text:style-name="P11"><text:span text:style-name="T1">Всего авторов</text:span> __<text:span text:style-name="T20">1</text:span>____</text:p>
          </table:table-cell>
          <table:covered-table-cell/>
          <table:table-cell table:style-name="Таблица1.B17" table:number-columns-spanned="10" office:value-type="string">
            <text:p text:style-name="P11"><text:span text:style-name="T6">□</text:span> <text:span text:style-name="T22">авторы <text:s/>отказались <text:s/>быть <text:s/>упомянутыми <text:s/>в <text:s/>качестве <text:s/>таковых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1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" table:number-columns-spanned="14" office:value-type="string">
            <text:p text:style-name="P32"><text:span text:style-name="T1">9А. </text:span><text:span text:style-name="T5">СВЕДЕНИЯ <text:s/>ОБ <text:s/>АВТОРЕ</text:span><text:span text:style-name="T1">: <text:s text:c="12"/></text:span><text:s/><text:span text:style-name="T11">(для указания сведений о других авторах необходимо заполнение формы РП/ДОП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14" office:value-type="string">
            <text:p text:style-name="P43"><text:s text:c="2"/><text:span text:style-name="T1">Фамилия <text:s/>Имя <text:s/>Отчество: </text:span><text:span text:style-name="T27">Матюшина Евгения Борисовн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1" table:number-columns-spanned="14" office:value-type="string">
            <text:p text:style-name="P41"><text:s text:c="2"/><text:span text:style-name="T1">Дата рождения</text:span> _<text:span text:style-name="T20">06</text:span>_число _<text:span text:style-name="T20">12</text:span>__месяц _<text:span text:style-name="T20">1983</text:span>___г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7" table:number-columns-spanned="14" office:value-type="string">
            <text:p text:style-name="P32"><text:span text:style-name="T23"><text:s text:c="2"/></text:span><text:span text:style-name="T24">Место жительство, телефон</text:span><text:span text:style-name="T23">: <text:s text:c="2"/></text:span><text:span text:style-name="T27">194100, г. Санкт-Петербург, </text:span></text:p>
            <text:h text:style-name="Heading_20_4" text:outline-level="4">1-й Муринский пр., д. 1, к. 1; тел. (812) 127-45-89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7" table:number-columns-spanned="14" office:value-type="string">
            <text:p text:style-name="P11"><text:s text:c="2"/><text:span text:style-name="T24">Краткое описание авторского вклада в данное произведение: <text:s/></text:span><text:span text:style-name="T27">Программирование</text:span></text:p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" table:number-columns-spanned="14" office:value-type="string">
            <text:p text:style-name="P32"><text:s text:c="2"/><text:span text:style-name="T24">При публикации сведений об официальной регистрации данного произведения прошу</text:span>: <text:s text:c="12"/><text:span text:style-name="T11">(отметить [Х]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7" office:value-type="string">
            <text:p text:style-name="P11"><text:span text:style-name="T6">⊠</text:span> <text:span text:style-name="T24">упоминать меня как автора под своим имене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7" office:value-type="string">
            <text:p text:style-name="P11"><text:span text:style-name="T6">□</text:span><text:span text:style-name="T3"> </text:span><text:span text:style-name="T24">не упоминать меня как автора (анонимно</text:span><text:span text:style-name="T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1" table:number-columns-spanned="14" office:value-type="string">
            <text:p text:style-name="P11"><text:span text:style-name="T6">□</text:span> <text:span text:style-name="T24">упоминать меня как автора под псевдонимом</text:span><text:span text:style-name="T23"> _______________________________________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" table:number-columns-spanned="14" office:value-type="string">
            <text:p text:style-name="P44"><text:span text:style-name="T24">Приведенные сведения верны. Автор</text:span><text:span text:style-name="T23">: _______________________ / __</text:span><text:span text:style-name="T20">Матюшина Е.Б.</text:span><text:span text:style-name="T23">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B11" table:number-columns-spanned="9" office:value-type="string">
            <text:p text:style-name="P21">подпис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1" table:number-columns-spanned="5" office:value-type="string">
            <text:p text:style-name="P45">Фамилия И.О.</text:p>
          </table:table-cell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" table:number-columns-spanned="14" office:value-type="string">
            <text:p text:style-name="P32"><text:span text:style-name="T1">10. СВЕДЕНИЯ О СОДЕРЖАЩИХСЯ В ЗАЯВКЕ ДОКУМЕНТАХ:</text:span>: <text:s/><text:span text:style-name="T11">(отметить [Х])</text:span></text:p>
            <text:p text:style-name="Standard"><text:s text:c="2"/><text:span text:style-name="T24">депонируемые материалы, идентифицирующие регистрируемое произведение</text:span><text:span text:style-name="T23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7" office:value-type="string">
            <text:p text:style-name="P46"><text:span text:style-name="T6">⊠</text:span><text:span text:style-name="T14"> </text:span><text:span text:style-name="T12">распечатка исходного текста на _</text:span><text:span text:style-name="T18">22</text:span><text:span text:style-name="T12">__ л. в 1 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7" office:value-type="string">
            <text:p text:style-name="P47"><text:span text:style-name="T6">□</text:span><text:span text:style-name="T14"> </text:span><text:span text:style-name="T12">распечатка объектного кода на ______ л. в 1 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14" office:value-type="string">
            <text:p text:style-name="P46"><text:span text:style-name="T6">□</text:span><text:span text:style-name="T14"> </text:span><text:span text:style-name="T12">материалы, идентифицирующие аудиовизуальные отображения, порождаемые программой для ЭВМ в 1 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7" office:value-type="string">
            <text:p text:style-name="P48"><text:span text:style-name="T6">□</text:span><text:span text:style-name="T14"> </text:span><text:span text:style-name="T12">распечатка изображения на ____ л</text:span><text:span text:style-name="T11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7" office:value-type="string">
            <text:p text:style-name="P47"><text:span text:style-name="T6">□</text:span><text:span text:style-name="T14"> </text:span><text:span text:style-name="T12">иное: ___________________________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14" office:value-type="string">
            <text:p text:style-name="P46"><text:span text:style-name="T6">□</text:span><text:span text:style-name="T16"> </text:span><text:span text:style-name="T12">материалы, идентифицирующие базу данных <text:s/>на <text:s/>______ л. <text:s/>в <text:s/>1 <text:s/>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3" office:value-type="string">
            <text:p text:style-name="P46"><text:span text:style-name="T6">⊠</text:span><text:span text:style-name="T16"> </text:span><text:span text:style-name="T12">реферат в 2 экз.</text:span></text:p>
          </table:table-cell>
          <table:covered-table-cell/>
          <table:covered-table-cell/>
          <table:table-cell table:style-name="Таблица1.B2" table:number-columns-spanned="11" office:value-type="string">
            <text:p text:style-name="P11"><text:span text:style-name="T6">□</text:span><text:span text:style-name="T16"> </text:span><text:span text:style-name="T12">иные материалы: ________________________________________________________ в 1 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7" office:value-type="string">
            <text:p text:style-name="P46"><text:span text:style-name="T6">□</text:span><text:span text:style-name="T16"> </text:span><text:span text:style-name="T12">дополнение к заявлению (форма РП/ДОП) на ___ л.</text:span><text:span text:style-name="T1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7" office:value-type="string">
            <text:p text:style-name="P47"><text:span text:style-name="T6">□</text:span><text:span text:style-name="T16"> </text:span><text:span text:style-name="T12">доверенность(и) в ______ экз. <text:s text:c="3"/>на _______ л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14" office:value-type="string">
            <text:p text:style-name="P46"><text:span text:style-name="T6">□</text:span><text:span text:style-name="T16"> </text:span><text:span text:style-name="T12">иные документы: ______________________________________________________________________ на _____ л. в 1 <text:s/>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14" office:value-type="string">
            <text:p text:style-name="P46"><text:span text:style-name="T6">⊠</text:span><text:span text:style-name="T16"> </text:span><text:span text:style-name="T12">документ об уплате регистрационного сбора на _</text:span><text:span text:style-name="T18">1</text:span><text:span text:style-name="T12">__ л</text:span><text:span text:style-name="T17">.</text:span><text:span text:style-name="T1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 table:number-columns-spanned="14" office:value-type="string">
            <text:p text:style-name="P49"><text:span text:style-name="T6">□</text:span><text:span text:style-name="T16"> </text:span><text:span text:style-name="T12">документ, подтверждающий наличие оснований для предоставления льготы на ____ л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1" table:number-columns-spanned="14" office:value-type="string">
            <text:p text:style-name="P46"><text:span text:style-name="T6">□</text:span><text:span text:style-name="T16"> </text:span><text:span text:style-name="T12">документ об уплате тарифа на ______ л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" table:number-columns-spanned="6" office:value-type="string">
            <text:p text:style-name="P32"><text:span text:style-name="T1">11. Адрес для переписки</text:span>: <text:span text:style-name="T11">(включая почтовый индекс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1" table:number-columns-spanned="8" office:value-type="string">
            <text:p text:style-name="P37">197022, Санкт-Петербург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50" table:number-columns-spanned="14" office:value-type="string">
            <text:h text:style-name="P2" text:outline-level="4">ул. Профессора Попова, д. 5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C4" table:number-columns-spanned="14" office:value-type="string">
            <text:p text:style-name="P41">Адресат: __<text:span text:style-name="T26">Матюшина Евгения Борисовна</text:span>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1" table:number-columns-spanned="10" office:value-type="string">
            <text:p text:style-name="P50">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1" table:number-columns-spanned="4" office:value-type="string">
            <text:p text:style-name="P50">Номер телефона (<text:span text:style-name="T21">812</text:span>) _<text:span text:style-name="T20">703-71-88</text:span>______</text:p>
          </table:table-cell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" table:number-columns-spanned="11" office:value-type="string">
            <text:p text:style-name="P32"><text:span text:style-name="T5">12. <text:s/>КОНТАКТНЫЕ <text:s/>РЕКВИЗИТЫ <text:s/>для <text:s/>представления <text:s/>третьим <text:s/>лицам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1" table:number-columns-spanned="3" office:value-type="string">
            <text:p text:style-name="P34"/>
          </table:table-cell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B2" table:number-columns-spanned="11" office:value-type="string">
            <text:p text:style-name="P20">(указываются по желанию правообладателя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4" table:number-columns-spanned="3" office:value-type="string">
            <text:p text:style-name="P12"><text:span text:style-name="T11">(тел., </text:span><text:span text:style-name="T13">E</text:span><text:span text:style-name="T11">-</text:span><text:span text:style-name="T13">mail</text:span><text:span text:style-name="T11">, адрес и др.)</text:span></text:p>
          </table:table-cell>
          <table:covered-table-cell/>
          <table:covered-table-cell/>
          <table:table-cell table:style-name="Таблица1.P4" office:value-type="string">
            <text:p text:style-name="P20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50" table:number-columns-spanned="14" office:value-type="string">
            <text:p text:style-name="P26"><text:s text:c="21"/>не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56" table:number-columns-spanned="14" office:value-type="string">
            <text:p text:style-name="P51">___________________________________________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1" table:number-columns-spanned="14" office:value-type="string">
            <text:h text:style-name="P6" text:outline-level="2">ПОДПИСЬ(И) ЗАЯВИТЕЛЯ(ЕЙ) ИЛИ ЕГО (ИХ) ПРЕДСТАВИТЕЛЯ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50" table:number-columns-spanned="14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59" table:number-columns-spanned="14" office:value-type="string">
            <text:p text:style-name="P36"><text:s text:c="2"/>Генеральный директор ОАО "НИЦ СПбЭТУ" <text:s/>Тихов Г.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59" table:number-columns-spanned="14" office:value-type="string">
            <text:p text:style-name="P53"><text:span text:style-name="T27"><text:s text:c="42"/>«15» ___</text:span><text:span text:style-name="T26">02</text:span><text:span text:style-name="T27">___ 200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59" table:number-columns-spanned="14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1"/>
          </table:table-cell>
        </table:table-row>
        <table:table-row table:style-name="Таблица1.1">
          <table:table-cell table:style-name="Таблица1.A26" office:value-type="string">
            <text:p text:style-name="P11"/>
          </table:table-cell>
          <table:table-cell table:style-name="Таблица1.B56" table:number-columns-spanned="14" office:value-type="string">
            <text:p text:style-name="P20">(От имени юридического лица заявление подписывает руководитель с указанием должности или иное лицо, уполномоченное на это учредительными документами, подпись удостоверяется печатью юридического лица. Заявление может подписать лицо, уполномоченное на это по доверенности, подпись любого лица должна быть расшифрована и указана дата подписания заявления. Подписи правообладателей, которые не могут быть размещены в форме РП, размещаются в форме РП/ДОП.)</text:p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26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keep-with-next="always"/>
      <style:text-properties style:font-name="Courier New" fo:font-size="12pt" style:font-size-asian="12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keep-with-next="always"/>
      <style:text-properties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801cm" fo:margin-bottom="1.501cm" fo:margin-left="2.101cm" fo:margin-right="2.1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Форма РП</dc:title>
    <meta:initial-creator>Patent department</meta:initial-creator>
    <meta:creation-date>2003-12-10T15:14:00</meta:creation-date>
    <dc:creator>Diva</dc:creator>
    <dc:date>2008-01-18T11:52:00</dc:date>
    <meta:print-date>2003-04-29T14:24:00</meta:print-date>
    <meta:editing-cycles>24</meta:editing-cycles>
    <meta:editing-duration>PT01H20M00S</meta:editing-duration>
    <meta:document-statistic meta:table-count="1" meta:image-count="0" meta:object-count="0" meta:page-count="2" meta:paragraph-count="91" meta:word-count="612" meta:character-count="5178"/>
    <meta:generator>OpenOffice.org/3.0$Linux OpenOffice.org_project/300m9$Build-9358</meta:generator>
  </office:meta>
</office:document-meta>
</file>